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D0000010DF20FA0D9.png"/>
  <manifest:file-entry manifest:media-type="image/png" manifest:full-path="Pictures/10000000000003200000032034691557.png"/>
  <manifest:file-entry manifest:media-type="image/png" manifest:full-path="Pictures/10000000000000A5000000A770532E07.png"/>
  <manifest:file-entry manifest:media-type="image/png" manifest:full-path="Pictures/10000000000001A8000001C6E97C1BF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bitmap" draw:fill-color="#008000" draw:secondary-fill-color="#99ccff" draw:gradient-step-count="0" draw:fill-hatch-solid="false" draw:fill-image-name="Bitmape_20_1"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style:style>
    <style:style style:name="gr2" style:family="graphic" style:parent-style-name="standard">
      <style:graphic-properties draw:stroke="none" draw:fill="bitmap" draw:fill-color="#008000" draw:fill-image-name="Bitmape_20_1" style:repeat="stretch" dr3d:depth="1.018cm" dr3d:close-front="true" dr3d:close-back="true" dr3d:texture-generation-mode-x="parallel" dr3d:texture-generation-mode-y="parallel"/>
    </style:style>
    <style:style style:name="gr3" style:family="graphic" style:parent-style-name="standard">
      <style:graphic-properties draw:stroke="none" svg:stroke-color="#000000" draw:fill="none" draw:fill-color="#ffffff" fo:min-height="2.253cm"/>
    </style:style>
    <style:style style:name="gr4"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gradient-step-count="0" draw:fill-hatch-solid="false" draw:fill-image-name="Bitmape_20_2"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style:style>
    <style:style style:name="gr5" style:family="graphic" style:parent-style-name="standard">
      <style:graphic-properties draw:stroke="none" draw:fill="bitmap" draw:fill-image-name="Bitmape_20_2" style:repeat="stretch" dr3d:depth="1.054cm" dr3d:close-front="true" dr3d:close-back="true" dr3d:texture-generation-mode-x="parallel" dr3d:texture-generation-mode-y="parallel"/>
    </style:style>
    <style:style style:name="gr6" style:family="graphic" style:parent-style-name="standard">
      <style:graphic-properties draw:stroke="none" svg:stroke-color="#000000" draw:fill="none" draw:fill-color="#ffffff" fo:min-height="4.445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fo:min-height="2.54cm"/>
    </style:style>
    <style:style style:name="gr9"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gradient-step-count="0" draw:fill-hatch-solid="false" draw:fill-image-name="Bitmape_20_8"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style:style>
    <style:style style:name="gr10" style:family="graphic" style:parent-style-name="standard">
      <style:graphic-properties draw:stroke="none" draw:fill="bitmap" draw:fill-image-name="Bitmape_20_8" style:repeat="stretch" dr3d:depth="1.086cm" dr3d:close-front="true" dr3d:close-back="true" dr3d:texture-generation-mode-x="parallel" dr3d:texture-generation-mode-y="parallel"/>
    </style:style>
    <style:style style:name="gr11" style:family="graphic" style:parent-style-name="standard">
      <style:graphic-properties draw:stroke="none" svg:stroke-color="#000000" draw:fill="none" draw:fill-color="#ffffff" fo:min-height="0.385cm"/>
    </style:style>
    <style:style style:name="gr12"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gradient-step-count="0" draw:fill-hatch-solid="false" draw:fill-image-name="Bitmape_20_3"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style:style>
    <style:style style:name="gr13" style:family="graphic" style:parent-style-name="standard">
      <style:graphic-properties draw:stroke="none" draw:fill="bitmap" draw:fill-image-name="Bitmape_20_3" style:repeat="stretch" dr3d:depth="0.994cm" dr3d:close-front="true" dr3d:close-back="true" dr3d:texture-generation-mode-x="parallel" dr3d:texture-generation-mode-y="parallel"/>
    </style:style>
    <style:style style:name="gr14" style:family="graphic" style:parent-style-name="standard">
      <style:graphic-properties draw:stroke="none" svg:stroke-color="#000000" draw:fill="none" draw:fill-color="#ffffff" fo:min-height="0.635cm"/>
    </style:style>
    <style:style style:name="gr15"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3deb3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6" style:family="graphic" style:parent-style-name="standard">
      <style:graphic-properties draw:stroke="none" svg:stroke-width="0cm" draw:fill="solid" draw:fill-color="#3deb3d" draw:shadow="hidden" dr3d:depth="0.898cm" dr3d:close-front="true" dr3d:close-back="true" dr3d:texture-generation-mode-x="parallel" dr3d:texture-generation-mode-y="parallel"/>
    </style:style>
    <style:style style:name="gr17" style:family="graphic" style:parent-style-name="standard">
      <style:graphic-properties draw:stroke="none" svg:stroke-color="#000000" draw:fill="none" draw:fill-color="#ffffff" draw:textarea-horizontal-align="left" draw:auto-grow-height="true" draw:auto-grow-width="true" fo:min-height="0.63cm" fo:min-width="0cm"/>
    </style:style>
    <style:style style:name="gr18"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9" style:family="graphic" style:parent-style-name="standard">
      <style:graphic-properties draw:stroke="none" svg:stroke-width="0cm" draw:fill="solid" draw:fill-color="#0000ff" draw:shadow="hidden" dr3d:depth="0.976cm" dr3d:close-front="true" dr3d:close-back="true" dr3d:texture-generation-mode-x="parallel" dr3d:texture-generation-mode-y="parallel"/>
    </style:style>
    <style:style style:name="gr20" style:family="graphic" style:parent-style-name="standard">
      <style:graphic-properties draw:stroke="none" svg:stroke-color="#000000" draw:fill="none" draw:fill-color="#ffffff" fo:min-height="1.982cm"/>
    </style:style>
    <style:style style:name="gr21"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333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2" style:family="graphic" style:parent-style-name="standard">
      <style:graphic-properties draw:stroke="none" svg:stroke-width="0cm" draw:fill="solid" draw:fill-color="#ff3333" dr3d:depth="1.198cm" dr3d:close-front="true" dr3d:close-back="true" dr3d:texture-generation-mode-x="parallel" dr3d:texture-generation-mode-y="parallel"/>
    </style:style>
    <style:style style:name="gr23" style:family="graphic" style:parent-style-name="standard">
      <style:graphic-properties draw:stroke="none" svg:stroke-color="#000000" draw:fill="none" draw:fill-color="#ffffff" fo:min-height="3.353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Luxi Sans'" style:font-family-generic="swiss" style:font-pitch="variable" fo:font-size="60pt" fo:font-weight="normal"/>
    </style:style>
    <style:style style:name="P3" style:family="paragraph">
      <style:paragraph-properties fo:margin-left="0cm" fo:margin-right="0cm" fo:text-indent="0cm"/>
      <style:text-properties fo:font-family="'Courier New'" style:font-family-generic="modern" style:font-pitch="fixed" fo:font-weight="bold"/>
    </style:style>
    <style:style style:name="P4" style:family="paragraph">
      <style:paragraph-properties fo:margin-left="0cm" fo:margin-right="0cm" fo:text-align="center" fo:text-indent="0cm"/>
      <style:text-properties fo:font-size="44pt"/>
    </style:style>
    <style:style style:name="P5" style:family="paragraph">
      <style:paragraph-properties fo:margin-left="0cm" fo:margin-right="0cm" fo:text-indent="0cm"/>
      <style:text-properties style:text-outline="true" fo:font-size="18pt" fo:font-weight="bold" style:font-size-asian="18pt" style:font-size-complex="18pt"/>
    </style:style>
    <style:style style:name="P6" style:family="paragraph">
      <style:paragraph-properties fo:margin-left="0cm" fo:margin-right="0cm" fo:text-indent="0cm"/>
      <style:text-properties style:text-outline="true" fo:font-weight="bold"/>
    </style:style>
    <style:style style:name="P7" style:family="paragraph">
      <style:paragraph-properties fo:margin-left="0cm" fo:margin-right="0cm" fo:text-indent="0cm"/>
      <style:text-properties style:text-outline="true" fo:font-size="48pt" fo:text-shadow="1pt 1pt"/>
    </style:style>
    <style:style style:name="P8" style:family="paragraph">
      <style:paragraph-properties fo:margin-left="0cm" fo:margin-right="0cm" fo:text-indent="0cm"/>
      <style:text-properties style:text-outline="true" fo:font-size="44pt"/>
    </style:style>
    <style:style style:name="P9" style:family="paragraph">
      <style:paragraph-properties fo:margin-left="0cm" fo:margin-right="0cm" fo:text-indent="0cm"/>
      <style:text-properties style:text-outline="true" fo:font-size="44pt" fo:text-shadow="1pt 1pt"/>
    </style:style>
    <style:style style:name="T1" style:family="text">
      <style:text-properties fo:font-family="'Luxi Sans'" style:font-family-generic="swiss" style:font-pitch="variable" fo:font-size="60pt" fo:font-weight="normal"/>
    </style:style>
    <style:style style:name="T2" style:family="text">
      <style:text-properties fo:font-family="'Courier New'" style:font-family-generic="modern" style:font-pitch="fixed" fo:font-weight="bold"/>
    </style:style>
    <style:style style:name="T3" style:family="text">
      <style:text-properties style:text-outline="true" fo:font-size="18pt" fo:font-weight="bold" style:font-size-asian="18pt" style:font-size-complex="18pt"/>
    </style:style>
    <style:style style:name="T4" style:family="text">
      <style:text-properties style:text-outline="true" fo:font-weight="bold"/>
    </style:style>
    <style:style style:name="T5" style:family="text">
      <style:text-properties style:text-outline="true" fo:font-size="48pt" fo:text-shadow="1pt 1pt"/>
    </style:style>
    <style:style style:name="T6" style:family="text">
      <style:text-properties style:text-outline="true" fo:font-size="60pt"/>
    </style:style>
    <style:style style:name="T7" style:family="text">
      <style:text-properties style:text-outline="true" fo:font-size="7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3d:scene draw:style-name="gr1" svg:width="4.775cm" svg:height="5.541cm" svg:x="5.261cm" svg:y="9.618cm" dr3d:transform="matrix (0.833837808335433 0.322440135387876 -0.448047841732787 -0.0884202004716859 0.879203614015764 0.468169705609168 0.544881984964548 -0.350761121267276 0.761623436002607 -10.744889336293cm 11.2694806902603cm 12.2347104355065cm)" dr3d:vrp="(0 0 13349.4285714286)" dr3d:vpn="(0 0 12331.4285714286)" dr3d:projection="perspective" dr3d:distance="1.01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dr3d:transform="matrix (0.998662513303169 0.0240519137299859 -0.0457677830896077 -0.0293134430937852 0.992580369045063 -0.118003953494625 0.0425899821202004 0.119187736081782 0.991957850410353 -0.482925565283027cm -0.448936759453548cm -1.47611641730778cm)" svg:viewBox="8620 -18780 4316 4316" svg:d="m8620-18780v4316h4316v-4316z"/>
          </dr3d:scene>
          <draw:frame draw:style-name="gr3" draw:text-style-name="P2" draw:layer="layout" svg:width="3.81cm" svg:height="2.694cm" svg:x="6.715cm" svg:y="11.1cm">
            <draw:text-box>
              <text:p text:style-name="P1"><text:span text:style-name="T1">lia</text:span></text:p>
            </draw:text-box>
          </draw:frame>
        </draw:g>
        <draw:g>
          <dr3d:scene draw:style-name="gr4" svg:width="4.609cm" svg:height="5.234cm" svg:x="0.03cm" svg:y="9.876cm" dr3d:transform="matrix (0.994133733931959 0.0346044932022153 0.102472670057527 -0.0837594039315018 0.845735620915495 0.526987307027146 -0.0684286585542968 -0.532478909032932 0.843672762463955 -11.8819498672035cm 12.7775136794477cm 5.93186230667463cm)" dr3d:vrp="(0 0 13756.8571428571)" dr3d:vpn="(0 0 12702.8571428571)" dr3d:projection="perspective" dr3d:distance="1.05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 draw:layer="layout" dr3d:transform="matrix (0.831897759735273 0.0652702905381375 -0.551077042273132 -0.097639354189264 0.994782427385876 -0.0295715856481742 0.546271611802177 0.0784073423686585 0.833930221782213 0.519666993490066cm 1.99649184108561cm 4.20654829496735cm)" svg:viewBox="8620 -17510 4445 4498" svg:d="m8620-17510v4498h4445v-4498z"/>
          </dr3d:scene>
          <draw:frame draw:style-name="gr6" draw:text-style-name="P3" draw:layer="layout" svg:width="1.27cm" svg:height="4.695cm" svg:x="4.175cm" svg:y="10.275cm">
            <draw:text-box>
              <text:p text:style-name="P1"><text:span text:style-name="T2">I</text:span></text:p>
              <text:p text:style-name="P1"><text:span text:style-name="T2">M</text:span></text:p>
              <text:p text:style-name="P1"><text:span text:style-name="T2">P</text:span></text:p>
              <text:p text:style-name="P1"><text:span text:style-name="T2">O</text:span></text:p>
              <text:p text:style-name="P1"><text:span text:style-name="T2">R</text:span></text:p>
              <text:p text:style-name="P1"><text:span text:style-name="T2">T</text:span></text:p>
            </draw:text-box>
          </draw:frame>
        </draw:g>
        <draw:g>
          <draw:frame draw:style-name="gr7" draw:text-style-name="P4" draw:layer="layout" svg:width="4.445cm" svg:height="4.445cm" svg:x="9.255cm" svg:y="2.905cm">
            <draw:image xlink:href="../Pencil-Logo.jpg" xlink:type="simple" xlink:show="embed" xlink:actuate="onLoad">
              <text:p text:style-name="P1"/>
            </draw:image>
          </draw:frame>
          <draw:frame draw:style-name="gr8" draw:text-style-name="P1" draw:layer="layout" svg:width="2.54cm" svg:height="2.79cm" svg:x="9.255cm" svg:y="3.54cm">
            <draw:text-box>
              <text:p text:style-name="P1">save...</text:p>
            </draw:text-box>
          </draw:frame>
        </draw:g>
        <draw:g>
          <dr3d:scene draw:style-name="gr9" svg:width="4.411cm" svg:height="5.057cm" svg:x="10.353cm" svg:y="9.623cm" dr3d:transform="matrix (0.925346072997573 0.288515432250287 -0.245954244812725 -0.123666139679516 0.842961713797001 0.523566839065642 0.358387124607923 -0.454064306487364 0.815710901293719 -10.6427468611188cm 8.35317618758311cm 8.73826685355735cm)" dr3d:vrp="(0 0 13788.8571428571)" dr3d:vpn="(0 0 12702.8571428571)" dr3d:projection="perspective" dr3d:distance="1.08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0" draw:layer="layout" svg:viewBox="7350 -15284 4445 4759" svg:d="m7350-15284v4759h4445v-4759z"/>
          </dr3d:scene>
          <draw:frame draw:style-name="gr11" draw:text-style-name="P5" draw:layer="layout" svg:width="4.354cm" svg:height="0.962cm" svg:x="11.251cm" svg:y="13.7cm">
            <draw:text-box>
              <text:p text:style-name="P1"><text:span text:style-name="T3">conNeXus</text:span></text:p>
            </draw:text-box>
          </draw:frame>
        </draw:g>
        <draw:g>
          <dr3d:scene draw:style-name="gr12" svg:width="4.164cm" svg:height="5.287cm" svg:x="15.517cm" svg:y="9.641cm" dr3d:transform="matrix (-0.874020392279841 -0.276554644470135 0.39950704937585 -0.12608352395866 0.923141982885141 0.363196674573245 -0.469245456946746 0.267070043353607 -0.84171390215319 8.31879102694247cm 15.1385614170113cm 0.938723504686136cm)" dr3d:vrp="(0 0 13039.7142857143)" dr3d:vpn="(0 0 12045.7142857143)" dr3d:projection="perspective" dr3d:distance="0.99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3" draw:layer="layout" svg:viewBox="8850 -15375 4215 4215" svg:d="m8850-15375v4215h4215v-4215z"/>
          </dr3d:scene>
          <draw:frame draw:style-name="gr14" draw:text-style-name="P6" draw:layer="layout" svg:width="4.445cm" svg:height="0.962cm" svg:x="16.24cm" svg:y="13.7cm">
            <draw:text-box>
              <text:p text:style-name="P1"><text:span text:style-name="T4">comMoDus</text:span></text:p>
            </draw:text-box>
          </draw:frame>
        </draw:g>
        <draw:g>
          <dr3d:scene draw:style-name="gr15" svg:width="3.929cm" svg:height="4.445cm" svg:x="0.964cm" svg:y="2.905cm" dr3d:transform="matrix (0.800197203541148 0.320245704993074 -0.507077039391864 -0.18791870648584 0.936805917541109 0.29509529412149 0.569535771657599 -0.14084516780298 0.809809634117138 -8.99862920975379cm 17.5024310879257cm 8.82579694990396cm)" dr3d:vrp="(0 0 11786.5714285714)" dr3d:vpn="(0 0 10888.5714285714)" dr3d:projection="perspective" dr3d:distance="0.8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4175 -22591 3811 3811" svg:d="m5127-18780v-2858h-952l1905-953 1906 953h-953v2858z"/>
          </dr3d:scene>
          <draw:frame draw:style-name="gr17" draw:text-style-name="P1" draw:layer="layout" svg:width="3.211cm" svg:height="0.962cm" svg:x="2.234cm" svg:y="6.091cm">
            <draw:text-box>
              <text:p text:style-name="P1">download</text:p>
            </draw:text-box>
          </draw:frame>
        </draw:g>
        <draw:g>
          <dr3d:scene draw:style-name="gr15" svg:width="4.042cm" svg:height="3.807cm" svg:x="5.015cm" svg:y="2.905cm" dr3d:transform="matrix (-0.861721562069133 0.017573434118513 -0.507077039391864 -0.192732498319116 -0.935827415434612 0.29509529412149 -0.469350757490395 0.352020202451875 0.809809634117138 1.07549519963285cm -19.7916906127663cm 8.82579694990396cm)" dr3d:vrp="(0 0 11786.5714285714)" dr3d:vpn="(0 0 10888.5714285714)" dr3d:projection="perspective" dr3d:distance="0.8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4175 -22591 3811 3811" svg:d="m5127-18780v-2858h-952l1905-953 1906 953h-953v2858z"/>
          </dr3d:scene>
          <draw:frame draw:style-name="gr17" draw:text-style-name="P1" draw:layer="layout" svg:width="1.7cm" svg:height="0.962cm" svg:x="7.555cm" svg:y="6.077cm">
            <draw:text-box>
              <text:p text:style-name="P1">load</text:p>
            </draw:text-box>
          </draw:frame>
        </draw:g>
        <draw:g>
          <dr3d:scene draw:style-name="gr18" svg:width="6.985cm" svg:height="6.985cm" svg:x="11.16cm" svg:y="1.635cm" dr3d:transform="matrix (0.938824432824496 0.0623029161754316 0.338713789160998 -0.192578810588715 0.910338325712378 0.366329816492492 -0.285520727871026 -0.409148480841886 0.866646083808597 -6.6241443475749cm 13.1560837050351cm 3.50790035645792cm)" dr3d:vrp="(0 0 11864.5714285714)" dr3d:vpn="(0 0 10888.5714285714)" dr3d:projection="perspective" dr3d:distance="0.97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9" draw:layer="layout" dr3d:transform="matrix (0.64895574387926 -0.625330653254606 -0.433379760240695 0.575757399425986 0.775998748764765 -0.257544867783753 0.497352852100339 -0.0823863824651222 0.863627595953228 9.64699384952706cm -0.623505438662342cm -1.89240002124143cm)" svg:viewBox="2270 -16875 3811 4446" svg:d="m4292-13322-307 505-207-925-714 567 153-862-740-94 487-684-694-264 587-514-361-504 621-86 20-692 460 716 207-327 207 482 308-303 99 598 488-295-53 622 747-264-440 683 333 210-227 389 815 568-921 23 286 692-614-537 47 1189z"/>
          </dr3d:scene>
          <draw:frame draw:style-name="gr20" draw:text-style-name="P7" draw:layer="layout" svg:width="3.81cm" svg:height="2.232cm" svg:x="13.065cm" svg:y="4.175cm">
            <draw:text-box>
              <text:p text:style-name="P7"><text:span text:style-name="T5">new</text:span></text:p>
            </draw:text-box>
          </draw:frame>
        </draw:g>
        <draw:g>
          <dr3d:scene draw:style-name="gr21" svg:width="3.81cm" svg:height="3.81cm" svg:x="17.256cm" svg:y="2.905cm" dr3d:transform="matrix (1 0 0 0 0.939692620785931 0.342020143325607 0 -0.342020143325607 0.939692620785931 -7.985cm 19.642411926809cm 6.51181078483941cm)" dr3d:vrp="(0 0 15715.1428571429)" dr3d:vpn="(0 0 14517.1428571429)" dr3d:projection="perspective" dr3d:distance="1.1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2" draw:layer="layout" svg:viewBox="5445 -23225 5080 5080" svg:d="m7985-23225-260 13-252 39-243 62-233 86-222 107-210 127-195 146-181 164-164 181-146 195-127 210-107 222-86 233-62 243-39 252-13 260 13 260 39 252 62 243 86 233 107 222 127 210 146 195 164 181 181 164 195 146 210 127 222 107 233 86 243 62 252 39 260 13 260-13 252-39 243-62 233-86 222-107 210-127 195-146 181-164 164-181 146-195 127-210 107-222 86-233 62-243 39-252 13-260-13-260-39-252-62-243-86-233-107-222-127-210-146-195-164-181-181-164-195-146-210-127-222-107-233-86-243-62-252-39z"/>
          </dr3d:scene>
          <draw:frame draw:style-name="gr23" draw:text-style-name="P9" draw:layer="layout" svg:width="4.985cm" svg:height="3.603cm" svg:x="16.948cm" svg:y="3.322cm">
            <draw:text-box>
              <text:p text:style-name="P8"><text:span text:style-name="T6">e</text:span><text:span text:style-name="T7">X</text:span><text:span text:style-name="T6">it</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Bitmape_20_1" draw:display-name="Bitmape 1" xlink:href="Pictures/10000000000003200000032034691557.png" xlink:type="simple" xlink:show="embed" xlink:actuate="onLoad"/>
    <draw:fill-image draw:name="Bitmape_20_2" draw:display-name="Bitmape 2" xlink:href="Pictures/10000000000000A5000000A770532E07.png" xlink:type="simple" xlink:show="embed" xlink:actuate="onLoad"/>
    <draw:fill-image draw:name="Bitmape_20_3" draw:display-name="Bitmape 3" xlink:href="Pictures/100000000000010D0000010DF20FA0D9.png" xlink:type="simple" xlink:show="embed" xlink:actuate="onLoad"/>
    <draw:fill-image draw:name="Bitmape_20_8" draw:display-name="Bitmape 8" xlink:href="Pictures/10000000000001A8000001C6E97C1BF5.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8$Build-9161</meta:generator>
    <meta:creation-date>2007-09-26T03:37:13</meta:creation-date>
    <dc:date>2007-09-26T16:54:16</dc:date>
    <dc:language>en-US</dc:language>
    <meta:editing-cycles>6</meta:editing-cycles>
    <meta:editing-duration>PT8H15M36S</meta:editing-duration>
    <meta:user-defined meta:name="Info 1"/>
    <meta:user-defined meta:name="Info 2"/>
    <meta:user-defined meta:name="Info 3"/>
    <meta:user-defined meta:name="Info 4"/>
    <meta:document-statistic meta:object-count="35"/>
  </office:meta>
</office:document-meta>
</file>